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position="0% 100%" style:font-name="Courier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ourier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1" fo:font-weight="normal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1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1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"/>
    </style:style>
    <style:style style:name="T6" style:family="text">
      <style:text-properties style:font-name="Courier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C 11</text:p>
      <text:p text:style-name="P1">Functions</text:p>
      <text:p text:style-name="P2"/>
      <text:p text:style-name="P3"/>
      <text:p text:style-name="P3"/>
      <text:p text:style-name="P4">Introduction</text:p>
      <text:list text:style-name="L1">
        <text:list-item>
          <text:p text:style-name="P5">Some programs may grow very large having thousand or even million lines of code (LOC)</text:p>
        </text:list-item>
        <text:list-item>
          <text:p text:style-name="P5">Some problems are too big to be solved in “one shot”, it is better to break the big problem into smaller subproblems and provide a solution to the smaller subproblems</text:p>
        </text:list-item>
        <text:list-item>
          <text:p text:style-name="P5">Functions provide a mechanism to implement the solution to smaller subproblems</text:p>
        </text:list-item>
        <text:list-item>
          <text:p text:style-name="P5">Consider a program that will simulate a bank. This program should allow the user to create an account, withdraw, deposit, check balance, etc..</text:p>
        </text:list-item>
      </text:list>
      <text:p text:style-name="P6"/>
      <text:p text:style-name="P4">Functions in Math</text:p>
      <text:p text:style-name="P4"/>
      <text:list text:style-name="L2">
        <text:list-item>
          <text:p text:style-name="P7">Definition of functions in math (from Wikipedia)</text:p>
          <text:list>
            <text:list-item>
              <text:p text:style-name="P7">A function associates a single output to each input element drawn from a fixed set, such as the real numbers</text:p>
            </text:list-item>
            <text:list-item>
              <text:p text:style-name="P7">A function ƒ from a set <text:span text:style-name="T1">X</text:span> to a set <text:span text:style-name="T1">Y</text:span> associates to each element <text:span text:style-name="T1">x</text:span> in <text:span text:style-name="T1">X</text:span> an element <text:span text:style-name="T1">y</text:span>=ƒ(<text:span text:style-name="T1">x</text:span>) in <text:span text:style-name="T1">Y</text:span>.</text:p>
            </text:list-item>
            <text:list-item>
              <text:p text:style-name="P7">Example: Let y = f(x) = x<text:span text:style-name="T2">2</text:span></text:p>
              <text:list>
                <text:list-item>
                  <text:p text:style-name="P8">x is the independent variable</text:p>
                </text:list-item>
                <text:list-item>
                  <text:p text:style-name="P8">y is the dependent variable</text:p>
                </text:list-item>
                <text:list-item>
                  <text:p text:style-name="P8">the domain of f(x) is the set of possible values of x</text:p>
                </text:list-item>
                <text:list-item>
                  <text:p text:style-name="P8">the range of f(x) is the set of possible values of y </text:p>
                </text:list-item>
              </text:list>
            </text:list-item>
          </text:list>
        </text:list-item>
        <text:list-item>
          <text:p text:style-name="P8">How do we implement in C functions in math? </text:p>
        </text:list-item>
      </text:list>
      <text:p text:style-name="P9"/>
      <text:p text:style-name="P4"><text:span text:style-name="T3">Function Definition</text:span><text:tab/></text:p>
      <text:list text:style-name="L3">
        <text:list-item>
          <text:p text:style-name="P10">“Let y = f(x) = x<text:span text:style-name="T2">2</text:span>” is a function definition</text:p>
        </text:list-item>
        <text:list-item>
          <text:p text:style-name="P10">the <text:span text:style-name="T4">name</text:span> of the function is f</text:p>
        </text:list-item>
        <text:list-item>
          <text:p text:style-name="P10">the <text:span text:style-name="T4">parameter</text:span> of the function is x</text:p>
        </text:list-item>
        <text:list-item>
          <text:p text:style-name="P10">the <text:span text:style-name="T4">body</text:span> of the function is <text:s/>x<text:span text:style-name="T2">2</text:span></text:p>
        </text:list-item>
        <text:list-item>
          <text:p text:style-name="P11">The domain and range are the set of integers</text:p>
        </text:list-item>
      </text:list>
      <text:list text:style-name="L3">
        <text:list-item text:start-value="1">
          <text:p text:style-name="P11">The function definition in C is given below</text:p>
          <text:p text:style-name="P11"/>
        </text:list-item>
      </text:list>
      <text:list text:style-name="L4">
        <text:list-header>
          <text:p text:style-name="P12">int f(int x)</text:p>
          <text:p text:style-name="P12">{</text:p>
          <text:list>
            <text:list-item>
              <text:list>
                <text:list-header>
                  <text:p text:style-name="P12">int retval;</text:p>
                </text:list-header>
              </text:list>
            </text:list-item>
          </text:list>
        </text:list-header>
      </text:list>
      <text:p text:style-name="P13"><text:tab/><text:tab/>retval = x * x;</text:p>
      <text:p text:style-name="P13"><text:tab/><text:tab/>return (retval);</text:p>
      <text:p text:style-name="P13"><text:tab/>}</text:p>
      <text:p text:style-name="P13"/>
      <text:p text:style-name="P14"/>
      <text:p text:style-name="P15"><text:tab/>In general the syntax for function definition is:</text:p>
      <text:p text:style-name="P14"/>
      <text:p text:style-name="P14"><text:tab/>&lt;return type&gt; &lt;function name&gt;(&lt;formal parameter list&gt;)</text:p>
      <text:p text:style-name="P14"><text:tab/>{</text:p>
      <text:p text:style-name="P14"><text:tab/><text:tab/>&lt;local variable definitions&gt;</text:p>
      <text:p text:style-name="P14"><text:tab/><text:tab/>&lt;statements&gt;</text:p>
      <text:p text:style-name="P14"><text:tab/><text:tab/>&lt;return statement&gt;;</text:p>
      <text:p text:style-name="P14"><text:tab/>} </text:p>
      <text:p text:style-name="P6"/>
      <text:list text:style-name="L5">
        <text:list-item>
          <text:p text:style-name="P16">&lt;return type&gt; – <text:tab/><text:tab/><text:tab/>int</text:p>
        </text:list-item>
        <text:list-item>
          <text:p text:style-name="P16">&lt;function name&gt; – <text:tab/><text:tab/><text:tab/>f</text:p>
        </text:list-item>
        <text:list-item>
          <text:p text:style-name="P16">&lt;formal parameter list&gt; – <text:tab/><text:tab/>&lt;int x&gt;</text:p>
        </text:list-item>
        <text:list-item>
          <text:p text:style-name="P16">&lt;local variable definitions&gt; – <text:tab/>int retval;</text:p>
        </text:list-item>
        <text:list-item>
          <text:p text:style-name="P16">&lt;statements&gt; – <text:tab/><text:tab/><text:tab/>retval = x * x;</text:p>
        </text:list-item>
        <text:list-item>
          <text:p text:style-name="P16">&lt;return statement&gt; = <text:tab/><text:tab/>return (retval);</text:p>
        </text:list-item>
      </text:list>
      <text:p text:style-name="P6"/>
      <text:list text:style-name="L5">
        <text:list-item text:start-value="1">
          <text:p text:style-name="P16">When a function will return nothing use <text:span text:style-name="T5">void</text:span> for the &lt;return type&gt;</text:p>
        </text:list-item>
        <text:list-item>
          <text:p text:style-name="P16">In C, we always define a function called <text:span text:style-name="T6">main()</text:span><text:span text:style-name="T7">. This function is the entry point of all C programs and execution of statements starts at this function.</text:span></text:p>
        </text:list-item>
        <text:list-item>
          <text:p text:style-name="P17">In essence, programming in C involves defining functions!</text:p>
        </text:list-item>
      </text:list>
      <text:p text:style-name="P18"/>
      <text:p text:style-name="P19">Function Call</text:p>
      <text:list text:style-name="L6">
        <text:list-item>
          <text:p text:style-name="P20">After a function has been defined, we can call/invoke the function</text:p>
        </text:list-item>
        <text:list-item>
          <text:p text:style-name="P20">Function call example</text:p>
        </text:list-item>
      </text:list>
      <text:p text:style-name="P21"/>
      <text:p text:style-name="P18"><text:tab/>int main(){</text:p>
      <text:p text:style-name="P18"><text:tab/><text:tab/>f(5);</text:p>
      <text:p text:style-name="P18"><text:tab/>}</text:p>
      <text:p text:style-name="P15"/>
      <text:p text:style-name="P15"><text:tab/>In general the syntax for function call is:</text:p>
      <text:p text:style-name="P14"/>
      <text:p text:style-name="P14"><text:tab/>&lt;function name&gt;(&lt;actual parameter list&gt;);</text:p>
      <text:p text:style-name="P18"/>
      <text:list text:style-name="L5">
        <text:list-item text:start-value="1">
          <text:p text:style-name="P16">&lt;function name&gt; – <text:tab/><text:tab/><text:tab/>f</text:p>
        </text:list-item>
        <text:list-item>
          <text:p text:style-name="P22">&lt;actual parameter list&gt; – <text:tab/><text:tab/>&lt;5&gt;</text:p>
        </text:list-item>
      </text:list>
      <text:p text:style-name="P18"/>
      <text:p text:style-name="P18"/>
      <text:list text:style-name="L6">
        <text:list-item text:start-value="1">
          <text:p text:style-name="P20">In the above example, we did not store the result of the function call! We should assign the result to a variable using an assignment statement.</text:p>
        </text:list-item>
      </text:list>
      <text:p text:style-name="P21"/>
      <text:p text:style-name="P18"><text:tab/>int main(){</text:p>
      <text:p text:style-name="P21"><text:tab/><text:tab/><text:span text:style-name="T5">int y = f(5);</text:span></text:p>
      <text:list text:style-name="L6">
        <text:list-header>
          <text:p text:style-name="P23">}</text:p>
          <text:p text:style-name="P23"/>
        </text:list-header>
        <text:list-item>
          <text:p text:style-name="P20">The value of <text:span text:style-name="T5">y</text:span> after the function call will be <text:span text:style-name="T5">25</text:span></text:p>
          <text:p text:style-name="P23"/>
        </text:list-item>
        <text:list-item>
          <text:p text:style-name="P20">During a function call, control is transferred to the <text:span text:style-name="T4">called function (f)</text:span>. That is, the <text:span text:style-name="T4">statements specified in the called function definition are executed</text:span>. Then control is transferred back to the <text:span text:style-name="T4">calling function(main). </text:span>Recall that the assignment statement has a left hand side(lhs) and a right hand side(rhs). The rhs is evaluated first and the result of the evaluation is stored on the lhs.</text:p>
        </text:list-item>
        <text:list-item>
          <text:p text:style-name="P20">In essence, <text:span text:style-name="T4">a function call is an expression</text:span> because it evaluates to a value, the <text:span text:style-name="T4">return value.</text:span></text:p>
        </text:list-item>
        <text:list-item>
          <text:p text:style-name="P20">Functions you define are called <text:span text:style-name="T4">user-defined</text:span> functions. C has a collection of functions called the <text:span text:style-name="T4">C Standard Library</text:span></text:p>
        </text:list-item>
        <text:list-item>
          <text:p text:style-name="P20">You can call user-defined functions inside other user-defined functions.</text:p>
        </text:list-item>
      </text:list>
      <text:p text:style-name="P24"/>
      <text:p text:style-name="P19">More Examples</text:p>
      <text:p text:style-name="P19"/>
      <text:p text:style-name="P18">int sumOfSquares(int x, int y){</text:p>
      <text:p text:style-name="P18"><text:tab/>int retval;</text:p>
      <text:p text:style-name="P18"><text:tab/>retval = f(x) + f(y);</text:p>
      <text:p text:style-name="P18"><text:tab/>return retval;</text:p>
      <text:p text:style-name="P18">}</text:p>
      <text:p text:style-name="P18"/>
      <text:p text:style-name="P18">int factorial(int n){</text:p>
      <text:p text:style-name="P18"><text:tab/>int retval=1;</text:p>
      <text:p text:style-name="P18"><text:tab/>int i;</text:p>
      <text:p text:style-name="P18"><text:tab/>for (i=1; i &lt;= n; i++){</text:p>
      <text:p text:style-name="P18"><text:tab/><text:tab/>retval = retval * i;</text:p>
      <text:p text:style-name="P18"><text:tab/>}</text:p>
      <text:p text:style-name="P18"><text:tab/>return retval;</text:p>
      <text:p text:style-name="P18">}</text:p>
      <text:p text:style-name="P18"/>
      <text:p text:style-name="P18">void greet(){</text:p>
      <text:p text:style-name="P18"><text:tab/>printf(“Hello!\n”);</text:p>
      <text:p text:style-name="P18">}</text:p>
      <text:p text:style-name="P18"/>
      <text:p text:style-name="P19">Parameters</text:p>
      <text:list text:style-name="L7">
        <text:list-item>
          <text:p text:style-name="P25"><text:span text:style-name="T4">Formal parameters</text:span> are <text:span text:style-name="T4">specified</text:span> during function definition</text:p>
          <text:list>
            <text:list-item>
              <text:p text:style-name="P25">Each formal parameter has the syntax <text:span text:style-name="T5">&lt;data type&gt; &lt;name&gt;</text:span></text:p>
            </text:list-item>
            <text:list-item>
              <text:p text:style-name="P25">Formal parameters are treated like local variables defined inside the function</text:p>
            </text:list-item>
          </text:list>
        </text:list-item>
        <text:list-item>
          <text:p text:style-name="P25"><text:span text:style-name="T4">Actual parameters</text:span> are <text:span text:style-name="T4">passed</text:span> during function call</text:p>
          <text:list>
            <text:list-item>
              <text:p text:style-name="P25">Each actual parameter is an expression (literal, variable, function call) that evaluates to a value of the type specified in the formal parameter in the function definition </text:p>
            </text:list-item>
            <text:list-item>
              <text:p text:style-name="P25">When control is transferred to the called function, a <text:span text:style-name="T4">local copy</text:span> ( inside the called function) of the actual parameters is made. The local copy is what is used during computations inside the called function. This is called <text:span text:style-name="T4">pass by value</text:span></text:p>
            </text:list-item>
            <text:list-item>
              <text:p text:style-name="P25">The following code shows that the value of <text:span text:style-name="T5">a</text:span> remains unchanged even after the call to <text:span text:style-name="T5">addOne()</text:span></text:p>
            </text:list-item>
          </text:list>
        </text:list-item>
      </text:list>
      <text:p text:style-name="P18"/>
      <text:p text:style-name="P18">void addOne(int x){</text:p>
      <text:p text:style-name="P18"><text:tab/>x = x + 1;</text:p>
      <text:p text:style-name="P18">}</text:p>
      <text:p text:style-name="P18">int main(){</text:p>
      <text:p text:style-name="P18"><text:tab/>int a=5;</text:p>
      <text:p text:style-name="P18"><text:tab/>printf(“a: %d\n”,a);</text:p>
      <text:p text:style-name="P18"><text:tab/>addOne(a);</text:p>
      <text:p text:style-name="P18"><text:tab/>printf(“a: %d\n”,a);</text:p>
      <text:p text:style-name="P18">}</text:p>
      <text:list text:style-name="L7">
        <text:list-item text:start-value="1">
          <text:list>
            <text:list-item text:start-value="1">
              <text:p text:style-name="P25">In order to achieve the desired effect, we can use <text:span text:style-name="T4">pass by reference</text:span></text:p>
            </text:list-item>
          </text:list>
        </text:list-item>
      </text:list>
      <text:p text:style-name="P18"/>
      <text:p text:style-name="P18">void addOne(int *x){</text:p>
      <text:p text:style-name="P18"><text:tab/>*x = *x + 1;</text:p>
      <text:p text:style-name="P18">}</text:p>
      <text:p text:style-name="P18">int main(){</text:p>
      <text:p text:style-name="P18"><text:tab/>int a=5;</text:p>
      <text:p text:style-name="P18"><text:tab/>printf(“a: %d\n”,a);</text:p>
      <text:p text:style-name="P18"><text:tab/>addOne(&amp;a);</text:p>
      <text:p text:style-name="P18"><text:tab/>printf(“a: %d\n”,a);</text:p>
      <text:p text:style-name="P18">}</text:p>
      <text:p text:style-name="P18"/>
      <text:list text:style-name="L8">
        <text:list-header>
          <text:p text:style-name="P26"/>
        </text:list-header>
      </text:list>
      <text:list text:style-name="L7">
        <text:list-item>
          <text:list>
            <text:list-header>
              <text:p text:style-name="P25"/>
            </text:list-header>
          </text:list>
          <text:p text:style-name="P25"/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http://jachermocilla.googlepages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3-11T11:33:45</meta:creation-date>
    <dc:date>2008-03-16T01:00:11</dc:date>
    <dc:language>en-US</dc:language>
    <meta:editing-cycles>91</meta:editing-cycles>
    <meta:editing-duration>PT5H41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0" meta:word-count="763" meta:character-count="4411"/>
  </office:meta>
</office:document-meta>
</file>